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57b61" officeooo:paragraph-rsid="00057b61"/>
    </style:style>
    <style:style style:name="P2" style:family="paragraph" style:parent-style-name="Standard">
      <style:text-properties officeooo:rsid="00057f01" officeooo:paragraph-rsid="00057f01"/>
    </style:style>
    <style:style style:name="T1" style:family="text">
      <style:text-properties officeooo:rsid="00057f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RS</text:p>
      <text:p text:style-name="P1"/>
      <text:p text:style-name="P1">1 introduction</text:p>
      <text:p text:style-name="P1">1.1 purpose</text:p>
      <text:p text:style-name="P1">1.2 scope</text:p>
      <text:p text:style-name="P1">1.3 definitions, acronyms, and abbreviations</text:p>
      <text:p text:style-name="P1">1.4 organization</text:p>
      <text:p text:style-name="P1"/>
      <text:p text:style-name="P1">2 overall description</text:p>
      <text:p text:style-name="P1">2.1 Product Perspective</text:p>
      <text:p text:style-name="P1">2.1.1 Context for the product</text:p>
      <text:p text:style-name="P1">2.1.2 Complete description of the product</text:p>
      <text:p text:style-name="P1">2.1.3 Describe how the product fits</text:p>
      <text:p text:style-name="P1">2.1.4 Constraints</text:p>
      <text:p text:style-name="P1">2.1.5 Pictoral representation of larger system</text:p>
      <text:p text:style-name="P1"/>
      <text:p text:style-name="P1">2.2 Product Functions</text:p>
      <text:p text:style-name="P1">2.2.1 major functions</text:p>
      <text:p text:style-name="P1">2.2.2 all functionality specified by customer</text:p>
      <text:p text:style-name="P1">2.2.3 Diagram High-Level Goals</text:p>
      <text:p text:style-name="P1"/>
      <text:p text:style-name="P1">2.3 User Characteristics</text:p>
      <text:p text:style-name="P1">2.3.1 User Expectations</text:p>
      <text:p text:style-name="P1"/>
      <text:p text:style-name="P1">2.4 Constraints</text:p>
      <text:p text:style-name="P1">2.4.1 All Constraints specified</text:p>
      <text:p text:style-name="P1">2.4.2 Safety Critical Properties</text:p>
      <text:p text:style-name="P1">2.4.3 Other Properties</text:p>
      <text:p text:style-name="P1"/>
      <text:p text:style-name="P1">2.5 Assumptions and Dependencies</text:p>
      <text:p text:style-name="P1">2.5.1 Assumptions</text:p>
      <text:p text:style-name="P1">2.5.2 Dependencies</text:p>
      <text:p text:style-name="P1"/>
      <text:p text:style-name="P1">2.6 Appropriated Requirements</text:p>
      <text:p text:style-name="P1">2.6.1 Requirements Outside Scope</text:p>
      <text:p text:style-name="P1"/>
      <text:p text:style-name="P1">3 Specific Requirements</text:p>
      <text:p text:style-name="P1">3.1 xxx System Supervisor Requirements</text:p>
      <text:p text:style-name="P1">3.2 subsystem1 System Requirements</text:p>
      <text:p text:style-name="P1">3.3 subsystem2 System Requirements</text:p>
      <text:p text:style-name="P1">…</text:p>
      <text:p text:style-name="P1"/>
      <text:p text:style-name="P1">4 Modeling Requirements</text:p>
      <text:p text:style-name="P1">4.1 Use Case Diagram</text:p>
      <text:p text:style-name="P1"><text:tab/>Picture to show relation between use cases, goals, and requirements</text:p>
      <text:p text:style-name="P1"><text:tab/>Table of use case, goal, and requirements</text:p>
      <text:p text:style-name="P1">4.2 Class Diagram</text:p>
      <text:p text:style-name="P1"><text:tab/>Shows functions at high level, datatype, and relationships</text:p>
      <text:p text:style-name="P1"><text:soft-page-break/><text:tab/><text:span text:style-name="T1">Table showing Element name, Description, Attributes, and relationships. What flags are set and when? Etc.</text:span></text:p>
      <text:p text:style-name="P2">4.3 Sequence Diagrams</text:p>
      <text:p text:style-name="P2"><text:tab/>“Sequence Diagrams show different processes or objects that live simultaneously,</text:p>
      <text:p text:style-name="P2">and the messages exchanged between them, in the order in which they occur.</text:p>
      <text:p text:style-name="P2">Below are four scenarios displayed as sequence diagrams as well as descriptive</text:p>
      <text:p text:style-name="P2">text.”</text:p>
      <text:p text:style-name="P2">4.3.1 (ideal scenario)</text:p>
      <text:p text:style-name="P2">4.3.2 (during operation)</text:p>
      <text:p text:style-name="P2">4.3.3 (during operation AND user intervention)</text:p>
      <text:p text:style-name="P2">4.3.4 (during subsystem failure)</text:p>
      <text:p text:style-name="P2"/>
      <text:p text:style-name="P2">4.4 State Diagram</text:p>
      <text:p text:style-name="P2">5 Prototype</text:p>
      <text:p text:style-name="P2">5.1 how to run</text:p>
      <text:p text:style-name="P2">5.2 Sample Scenarios</text:p>
      <text:p text:style-name="P2">6 References</text:p>
      <text:p text:style-name="P2">7 Point of Contac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4:21:49.298240450</meta:creation-date>
    <dc:date>2020-06-01T14:42:47.700825954</dc:date>
    <meta:editing-duration>PT8M58S</meta:editing-duration>
    <meta:editing-cycles>1</meta:editing-cycles>
    <meta:document-statistic meta:table-count="0" meta:image-count="0" meta:object-count="0" meta:page-count="2" meta:paragraph-count="55" meta:word-count="235" meta:character-count="1642" meta:non-whitespace-character-count="1457"/>
    <meta:generator>LibreOffice/6.0.7.3$Linux_X86_64 LibreOffice_project/00m0$Build-3</meta:generator>
  </office:meta>
</office:document-meta>
</file>